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autospace="none"/>
      <style:text-properties style:font-name="Times New Roman CYR" fo:font-size="14pt" fo:language="ru" fo:country="RU" style:font-name-asian="Times New Roman CYR" style:font-size-asian="14pt" style:font-name-complex="Times New Roman CYR" style:font-size-complex="14pt"/>
    </style:style>
    <style:style style:name="P3"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T1"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Небо над пустыней ночами всегда было черным и ясным, а после рассвета словно бы лишалось цвета. Город вдалеке становился похож на обманчивый мираж, высокие дюны, застывшие волны песка, поднятые ветром, казались бесконечными, а над головой зияла пронизительная пустота. </text:p>
      <text:p text:style-name="P3"><text:span text:style-name="T1">Г</text:span>лаза быстро уставали от однообразия барханов, а спустя несколько часов начиналась жара, и струящийся от зноя воздух как-то незаметно скрадывал окружающее пространство, превращая линию <text:span text:style-name="T1">горизонта</text:span> в очередной мираж.</text:p>
      <text:p text:style-name="P3">Иногда Нива посылали так далеко, что город и вовсе исчезал из вида, как будто никогда и не существовал, а пески меняли оттенок - от безжизненно-белого, как на равнинах неподалеку от анильского моря, до красного - как будто пассажирский корабль, рассекавший выжженое пустынное небо, пролетал через невидимую червоточину и оказывался на какой-то чужой незнакомой планете, в мире, существовавшем в другом цветовом спектре, в котором было так жарко, что дышать приходилось через тяжелую закрывающую все лицо <text:span text:style-name="T1">респираторную </text:span>маск<text:span text:style-name="T1">у</text:span>.</text:p>
      <text:p text:style-name="P3">За все время, проведенное на радио-релейных путях, Нив так ни разу и не увидел в пустыне дождя. Год выдался непривычно сухим и жарким. Это чувствовалось даже в городе, на улицах было душно даже в сумерки, во многих зданиях часто отказывали очистители воздуха, и даже ему становилось сложно дышать. Ану часто мучали приступы. Зато Нив видел бури - видел, как они начинались. Сначала где-то далеко, у самого горизонта, в небо поднимались клубящиеся тучи песка, ветер резко усиливался, обдавал лицо колкими песчаными брызгами, воздух как будто переставал быть прозрачным, а всего через несколько минут становилось темно как ночью, включалась дежурная тревога, и наглухо запирались все двери бункера, даже если, согласно прогнозам, буря должна была обойти их сторонй. Нив даже видел смерч над спящими землями, во время которого казалось, что вся планета, все эти мертвые пески, распадается на части, атмосфера нарушена, и воздух, вопреки законам физики, вихрями уходит в пустоту.</text:p>
      <text:p text:style-name="P3">Ниву не раз рассказывали о пустынном смерче еще задолго до того, как отправили работать на радио-релейные пути, он даже слышал записи передач со станций - взволнованные голоса (большинство видели смерч впервые), помехи, напомнавшие шорох песка, монотонные сигналы дежурной сирены, которая должна была предупреждать людей об опасности, но лишь выводила их из себя - однако все эти свидетельства представлялись ему какими-то нереальными, как если бы что-то подобное никогда не смогло бы случиться с ним. Он почему-то считал, что в пустыне чаще идут дожди, чем начинаются бури. Но уже во время третьей поездки <text:soft-page-break/>он увидел смерч.</text:p>
      <text:p text:style-name="P3">Кханд, его коллега, который работал в пустыне уже много лет, вытащил его тогда из бункера, нарушив столько инструкций, что Нив даже сбился со счета и, показывая на темноту вдалеке, сказал:</text:p>
      <text:p text:style-name="P3">- Смотри. Нечасто такое бывает. - Он кашлянул и <text:span text:style-name="T1">повернулся</text:span> <text:span text:style-name="T1">к</text:span> <text:span text:style-name="T1">Ниву.</text:span> - Я впервые увидел смерч, когда работал здесь уже почти год. А ты... </text:p>
      <text:p text:style-name="P3">Кханд не договорил. Он был старше Нива почти вдвое - невысокий, сутулый, так, словно все его тело скрутило от какой-то мучительного заболевание мышц и костей, с обгорелой шершавой кожей. Нив думал, что только пустыня могла изменять так людей.</text:p>
      <text:p text:style-name="P3">- Скоро запоет, - сказал Кханд, кивнув головой в сторону бункера.</text:p>
      <text:p text:style-name="P3">Нив удивлялся, хотя, разумеется, не решался открыто заговорить об этом с Кхандом, почему его до сих пор не заменили, не отправили в город, на более спокойную работу. Как будто о нем просто забыли, навсегда оставив в этих песках.</text:p>
      <text:p text:style-name="P3">- Так что можешь считать, что тебе повезло, - сказал Кханд.</text:p>
      <text:p text:style-name="P3">- Странное везение, - сказал Нив.</text:p>
      <text:p text:style-name="P3">Но Кханд как будто не слышал его, продолжая смотреть на приближающуюся с запада тьму.</text:p>
      <text:p text:style-name="P2">- И все-таки как же это красиво, - сказал он.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50H40M30S</meta:editing-duration>
    <meta:editing-cycles>316</meta:editing-cycles>
    <meta:generator>OpenOffice.org/3.1$Win32 OpenOffice.org_project/310m11$Build-9399</meta:generator>
    <dc:date>2010-03-11T02:03:43.54</dc:date>
    <dc:creator>Василий Воронков</dc:creator>
    <meta:document-statistic meta:table-count="0" meta:image-count="0" meta:object-count="0" meta:page-count="2" meta:paragraph-count="15" meta:word-count="567" meta:character-count="3687"/>
    <meta:user-defined meta:name="Info 1"/>
    <meta:user-defined meta:name="Info 2"/>
    <meta:user-defined meta:name="Info 3"/>
    <meta:user-defined meta:name="Info 4"/>
  </office:meta>
</office:document-meta>
</file>